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>E</mi>
          <mi>c</mi>
        </msub>
        <mo stretchy="false">=</mo>
        <mfrac>
          <msub>
            <mi>U</mi>
            <mi mathvariant="italic">вых</mi>
          </msub>
          <msub>
            <mi>K</mi>
            <mi mathvariant="italic">КПУ</mi>
          </msub>
        </mfrac>
        <mo stretchy="false">=</mo>
        <mfrac>
          <mrow>
            <mn>6</mn>
            <mi>В</mi>
          </mrow>
          <mn>10542</mn>
        </mfrac>
        <mo stretchy="false">=</mo>
        <mn>0.57</mn>
      </mrow>
      <mi mathvariant="italic">мВ</mi>
    </mrow>
    <annotation encoding="StarMath 5.0">E_c = {U_вых} over { K_КПУ } = { 6 В } over { 10542 } = 0.57 мВ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4T18:44:48.636000000</meta:creation-date>
    <dc:date>2021-03-14T18:49:49.964000000</dc:date>
    <meta:editing-duration>PT5M1S</meta:editing-duration>
    <meta:editing-cycles>1</meta:editing-cycles>
    <meta:generator>LibreOffice/7.0.4.2$Windows_X86_64 LibreOffice_project/dcf040e67528d9187c66b2379df5ea4407429775</meta:generator>
  </office:meta>
</office:document-meta>
</file>